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itu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radecimen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m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sumario</text:p>
          </table:table-cell>
          <table:table-cell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lista de figuras</text:p>
          </table:table-cell>
          <table:table-cell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lista de tabelas</text:p>
          </table:table-cell>
          <table:table-cell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lista de abreviaturas</text:p>
          </table:table-cell>
          <table:table-cell/>
        </table:table-row>
        <table:table-row table:style-name="ro1">
          <table:table-cell office:value-type="string" calcext:value-type="string">
            <text:p>arabico</text:p>
          </table:table-cell>
          <table:table-cell office:value-type="string" calcext:value-type="string">
            <text:p>introduc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roduca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utura do trabalho</text:p>
          </table:table-cell>
        </table:table-row>
        <table:table-row table:style-name="ro1">
          <table:table-cell/>
          <table:table-cell office:value-type="string" calcext:value-type="string">
            <text:p>sistemas aquapônico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clusa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ias bibliografic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3:38:23.76716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16:36.644646550</meta:creation-date>
    <dc:date>2017-08-20T17:35:01.081974009</dc:date>
    <meta:editing-duration>PT4H32M37S</meta:editing-duration>
    <meta:editing-cycles>3</meta:editing-cycles>
    <meta:generator>LibreOffice/5.1.6.2$Linux_X86_64 LibreOffice_project/10m0$Build-2</meta:generator>
    <meta:document-statistic meta:table-count="1" meta:cell-count="23" meta:object-count="0"/>
  </office:meta>
</office:document-meta>
</file>